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text-properties officeooo:rsid="001a97c0" officeooo:paragraph-rsid="001a97c0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1a97c0"/>
    </style:style>
    <style:style style:name="P5" style:family="paragraph" style:parent-style-name="Preformatted_20_Text">
      <style:text-properties officeooo:rsid="00180f50"/>
    </style:style>
    <style:style style:name="T1" style:family="text">
      <style:text-properties officeooo:rsid="001a97c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a97c0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2">Test </text:span></text:span><text:span text:style-name="Source_20_Text"><text:span text:style-name="T3">Libre Ofiice </text:span></text:span><text:span text:style-name="Source_20_Text"><text:span text:style-name="T2">document </text:span></text:span><text:span text:style-name="Source_20_Text"><text:span text:style-name="T3">by Probesys </text:span></text:span><text:span text:style-name="Source_20_Text"><text:span text:style-name="T2">!!!</text:span></text:span></text:p>
      <text:p text:style-name="P2"><text:span text:style-name="Source_20_Text"/></text:p>
      <text:p text:style-name="Preformatted_20_Text"/>
      <text:p text:style-name="Preformatted_20_Text"/>
      <text:p text:style-name="Preformatted_20_Text"/>
      <text:p text:style-name="P1"><text:span text:style-name="Source_20_Text">[for $</text:span><text:span text:style-name="Source_20_Text"><text:span text:style-name="T1">partners</text:span></text:span><text:span text:style-name="Source_20_Text">]</text:span></text:p>
      <text:p text:style-name="P4"><text:span text:style-name="Source_20_Text"><text:span text:style-name="T1">[foritem name]</text:span></text:span></text:p>
      <text:p text:style-name="P3">[endfor]</text:p>
      <text:p text:style-name="P5"><text:span text:style-name="Source_20_Text"/></text:p>
      <text:p text:style-name="P5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0:16:47.905301390</meta:creation-date>
    <dc:date>2024-06-02T11:01:02.560357845</dc:date>
    <meta:editing-duration>PT43M2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2" meta:character-count="79" meta:non-whitespace-character-count="71"/>
  </office:meta>
</office:document-meta>
</file>